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b74" officeooo:paragraph-rsid="0018db74"/>
    </style:style>
    <style:style style:name="P2" style:family="paragraph" style:parent-style-name="Standard">
      <style:text-properties officeooo:rsid="001a436e" officeooo:paragraph-rsid="001a436e"/>
    </style:style>
    <style:style style:name="P3" style:family="paragraph" style:parent-style-name="Standard">
      <style:text-properties officeooo:rsid="001a7c5a" officeooo:paragraph-rsid="001a7c5a"/>
    </style:style>
    <style:style style:name="P4" style:family="paragraph" style:parent-style-name="Standard">
      <style:text-properties officeooo:rsid="0018db74" officeooo:paragraph-rsid="0018db74"/>
    </style:style>
    <style:style style:name="P5" style:family="paragraph" style:parent-style-name="Standard">
      <style:text-properties officeooo:rsid="001d0ceb" officeooo:paragraph-rsid="001d0ceb"/>
    </style:style>
    <style:style style:name="T1" style:family="text">
      <style:text-properties officeooo:rsid="001a43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ECS 541</text:p>
      <text:p text:style-name="P5">Lab 1 Write-up</text:p>
      <text:p text:style-name="P5">Collin Duddy</text:p>
      <text:p text:style-name="P1"/>
      <text:p text:style-name="P1">Question­1: How and why does '­DCORRECT' remove errors and warnings?</text:p>
      <text:p text:style-name="P1"><text:tab/>-DCORRECT removes an additional definition of struct B within the code by triggering the #define / #ifdef lines during pre-processing. This allows for the extra definition to be removed. The warnings for the printf’s are removed because stdio.h is included after -DCORRECT argument is added, so it is able to find the functions definition.</text:p>
      <text:p text:style-name="P1"/>
      <text:p text:style-name="P1">Question­2: What does '­lm' do to resolve the error?</text:p>
      <text:p text:style-name="P1">It <text:span text:style-name="T1">resolves</text:span> external references, so the primary error of “undefined reference to ‘pow’ “ becomes resolved by using it’s external reference <text:span text:style-name="T1">located in the libm.so library outside of the written code where pow is defined</text:span>.</text:p>
      <text:p text:style-name="P1"/>
      <text:p text:style-name="P2">Question­3: What has the linker done in 'a.out' compared to 'linker3.o'?</text:p>
      <text:p text:style-name="P3">In a.out it has an address for the external references that were missing from the linker3.o file. The linker has provided these addre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8:45:31.214186797</meta:creation-date>
    <dc:date>2017-09-06T08:08:26.782826499</dc:date>
    <meta:editing-duration>PT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49" meta:character-count="923" meta:non-whitespace-character-count="782"/>
  </office:meta>
</office:document-meta>
</file>